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018cm solid #000000" fo:border-right="0.018cm solid #000000" fo:border-top="none" fo:border-bottom="0.018cm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10/09/2011</text:p>
      <text:p text:style-name="P25">Período :<text:tab/><text:tab/>10/09/2011 à 16/09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38570927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Leitura de toda a documentação do google code, com identificação requisito</text:p>
          </table:table-cell>
          <table:table-cell table:style-name="Tabela2.B2" office:value-type="string">
            <text:p text:style-name="P32">Francis</text:p>
          </table:table-cell>
          <table:table-cell table:style-name="Tabela2.B2" office:value-type="string">
            <text:p text:style-name="P32">Aberta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Criação do Diagrama Geral do Caso de Uso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Aberta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>Definir glossários para os itens (Massa d'agua, datum, epitetu especifico)</text:p>
          </table:table-cell>
          <table:table-cell table:style-name="Tabela2.B2" office:value-type="string">
            <text:p text:style-name="P32">Cally</text:p>
          </table:table-cell>
          <table:table-cell table:style-name="Tabela2.B2" office:value-type="string">
            <text:p text:style-name="P32">Aberta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>Fazer um projeto de teste para que os demais do grupo possam fazer o uso da tecnologia.</text:p>
          </table:table-cell>
          <table:table-cell table:style-name="Tabela2.B2" office:value-type="string">
            <text:p text:style-name="P32">Diego </text:p>
          </table:table-cell>
          <table:table-cell table:style-name="Tabela2.B2" office:value-type="string">
            <text:p text:style-name="P32">Aberta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>Criação da Ata da reunião do dia 10/09/2011 sobre <text:s/>a definição das tecnologias do projeto.</text:p>
          </table:table-cell>
          <table:table-cell table:style-name="Tabela2.B2" office:value-type="string">
            <text:p text:style-name="P32">Diego</text:p>
          </table:table-cell>
          <table:table-cell table:style-name="Tabela2.B2" office:value-type="string">
            <text:p text:style-name="P32">Concluída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3">11/09/2011</text:p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38585456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><text:soft-page-break/></text:p>
      <text:list xml:id="list38602966" text:continue-numbering="true" text:style-name="WW8Num35">
        <text:list-item>
          <text:p text:style-name="P37">Observações gerais.</text:p>
        </text:list-item>
      </text:list>
      <text:p text:style-name="P15"/>
      <text:list xml:id="list38568230" text:style-name="L1">
        <text:list-item>
          <text:p text:style-name="P38">José Aparecido vai colocar as leituras em dias hoje(10/09/2011) por poblemas de acesso ao svn</text:p>
        </text:list-item>
        <text:list-item>
          <text:p text:style-name="P38"><text:s/>Revisão Final pendente do Gerente Guiliano na atividade de revisão do template de abertura.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text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dc:title>&lt;Nome do Projeto&gt;</dc:title>
    <meta:initial-creator>Lena Lúcia de Moraes</meta:initial-creator>
    <meta:creation-date>2011-05-06T21:41:00Z</meta:creation-date>
    <dc:date>2011-09-14T18:47:11.90</dc:date>
    <meta:print-date>2011-04-29T14:00:00Z</meta:print-date>
    <meta:editing-cycles>34</meta:editing-cycles>
    <meta:editing-duration>PT04H12M13S</meta:editing-duration>
    <meta:document-statistic meta:table-count="3" meta:image-count="0" meta:object-count="0" meta:page-count="3" meta:paragraph-count="64" meta:word-count="225" meta:character-count="1392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